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7acb" officeooo:paragraph-rsid="00117acb"/>
    </style:style>
    <style:style style:name="P2" style:family="paragraph" style:parent-style-name="Standard">
      <style:text-properties officeooo:rsid="00137529" officeooo:paragraph-rsid="00137529"/>
    </style:style>
    <style:style style:name="T1" style:family="text">
      <style:text-properties officeooo:rsid="001375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um: 02/04/2016</text:p>
      <text:p text:style-name="P1">Aanwezigheden: Bart, Niek, Jesse</text:p>
      <text:p text:style-name="P1">locatie: Officenter Hasselt</text:p>
      <text:p text:style-name="P1"/>
      <text:p text:style-name="P1">Voorzitter: Jesse</text:p>
      <text:p text:style-name="P1">Notulist: Bart</text:p>
      <text:p text:style-name="P1"/>
      <text:p text:style-name="P1">Punten:<text:tab/>– setup omgeving</text:p>
      <text:p text:style-name="P1"><text:tab/><text:tab/>- overlopen analyse plan</text:p>
      <text:p text:style-name="P1"/>
      <text:p text:style-name="P1">verslag:</text:p>
      <text:p text:style-name="P1">-Openshift server is opgezet met jenkins en git</text:p>
      <text:p text:style-name="P1">-rtc opgezet op azure</text:p>
      <text:p text:style-name="P1">-projectstructuur bekeken</text:p>
      <text:p text:style-name="P1">-Opzetten omgeving in eclipse gelukt. In de browser werken lukt ook. Overzichtjes builds bekijken etc.. </text:p>
      <text:p text:style-name="P1">-Het scriptje van Niek was heel mooi.</text:p>
      <text:p text:style-name="P1">-Tevens een dropbox deelmap aangemaakt.</text:p>
      <text:p text:style-name="P1"/>
      <text:p text:style-name="P1"/>
      <text:p text:style-name="P1"/>
      <text:p text:style-name="P1">– we verdelen ruw wie welke use cases moet opstellen: Users, docenten en admins</text:p>
      <text:p text:style-name="P1">– Jesse bekijkt users en stelt op</text:p>
      <text:p text:style-name="P1">– Dennie bekijkt docenten en stelt op</text:p>
      <text:p text:style-name="P1">– admins bekijkt admins en stelt op</text:p>
      <text:p text:style-name="P1"/>
      <text:p text:style-name="P1">punten voor volgende keer:</text:p>
      <text:p text:style-name="P1">– <text:span text:style-name="T1">overlopen taken</text:span></text:p>
      <text:p text:style-name="P1">– analyse (use cases)</text:p>
      <text:p text:style-name="P1">– klassediagram</text:p>
      <text:p text:style-name="P1">– <text:span text:style-name="T1">plan van aanpak</text:span></text:p>
      <text:p text:style-name="P1"/>
      <text:p text:style-name="P1"/>
      <text:p text:style-name="P1">taken:</text:p>
      <text:p text:style-name="P1">– planning in rtc (Niek)</text:p>
      <text:p text:style-name="P1">– mock ups maken (Bart)</text:p>
      <text:p text:style-name="P1">– youtube, flickr en imgur integratie bekijken. Evtl social media (Arjen)</text:p>
      <text:p text:style-name="P1">– Plan van aanpak bekijken(iedereen)</text:p>
      <text:p text:style-name="P1">– Use cases (Jesse, Bart en Dennie)</text:p>
      <text:p text:style-name="P1"/>
      <text:p text:style-name="P1"/>
      <text:p text:style-name="P2">volgende vergadering: </text:p>
      <text:p text:style-name="P2">12/04?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11:44:49.282000000</meta:creation-date>
    <dc:date>2016-04-02T12:06:22.965000000</dc:date>
    <meta:editing-duration>PT6M23S</meta:editing-duration>
    <meta:editing-cycles>1</meta:editing-cycles>
    <meta:document-statistic meta:table-count="0" meta:image-count="0" meta:object-count="0" meta:page-count="1" meta:paragraph-count="31" meta:word-count="138" meta:character-count="943" meta:non-whitespace-character-count="818"/>
    <meta:generator>LibreOffice/4.3.4.1$Windows_x86 LibreOffice_project/bc356b2f991740509f321d70e4512a6a54c5f243</meta:generator>
  </office:meta>
</office:document-meta>
</file>